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c03ab" officeooo:paragraph-rsid="001438e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1ec6f6" officeooo:paragraph-rsid="000a7123" style:font-weight-asian="normal" style:font-weight-complex="normal"/>
    </style:style>
    <style:style style:name="P4" style:family="paragraph" style:parent-style-name="Standard">
      <style:text-properties fo:font-weight="normal" officeooo:rsid="001d737c" officeooo:paragraph-rsid="001d511d" style:font-weight-asian="normal" style:font-weight-complex="normal"/>
    </style:style>
    <style:style style:name="P5" style:family="paragraph" style:parent-style-name="Standard">
      <style:text-properties fo:font-size="16pt" fo:font-weight="bold" officeooo:rsid="001d737c" officeooo:paragraph-rsid="001438eb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d737c" officeooo:paragraph-rsid="001438eb"/>
    </style:style>
    <style:style style:name="P7" style:family="paragraph" style:parent-style-name="Standard">
      <style:text-properties officeooo:rsid="001d737c" officeooo:paragraph-rsid="001d511d"/>
    </style:style>
    <style:style style:name="P8" style:family="paragraph" style:parent-style-name="Standard">
      <style:text-properties fo:font-weight="bold" officeooo:rsid="001d737c" officeooo:paragraph-rsid="000a7123" style:font-weight-asian="bold" style:font-weight-complex="bold"/>
    </style:style>
    <style:style style:name="P9" style:family="paragraph" style:parent-style-name="Standard">
      <style:text-properties fo:font-weight="bold" officeooo:rsid="001d737c" officeooo:paragraph-rsid="001438eb" style:font-weight-asian="bold" style:font-weight-complex="bold"/>
    </style:style>
    <style:style style:name="P10" style:family="paragraph" style:parent-style-name="Standard">
      <style:text-properties fo:font-weight="bold" officeooo:rsid="001d737c" officeooo:paragraph-rsid="001d511d" style:font-weight-asian="bold" style:font-weight-complex="bold"/>
    </style:style>
    <style:style style:name="P11" style:family="paragraph" style:parent-style-name="Standard">
      <style:text-properties fo:font-weight="bold" officeooo:rsid="001741df" officeooo:paragraph-rsid="001741df" style:font-weight-asian="bold" style:font-weight-complex="bold"/>
    </style:style>
    <style:style style:name="P12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438eb" style:font-weight-asian="bold" style:font-weight-complex="bold"/>
    </style:style>
    <style:style style:name="P13" style:family="paragraph" style:parent-style-name="Standard">
      <style:text-properties officeooo:rsid="001438eb" officeooo:paragraph-rsid="001bbf82"/>
    </style:style>
    <style:style style:name="P14" style:family="paragraph" style:parent-style-name="Standard">
      <style:text-properties officeooo:rsid="001bbf82" officeooo:paragraph-rsid="001438eb"/>
    </style:style>
    <style:style style:name="P15" style:family="paragraph" style:parent-style-name="Standard">
      <style:text-properties fo:color="#a9b7c6" loext:opacity="100%" style:font-name="JetBrains Mono" fo:font-size="10pt" fo:font-style="normal" fo:font-weight="normal" officeooo:rsid="001d737c" officeooo:paragraph-rsid="001438eb" style:font-size-asian="10pt" style:font-style-asian="normal" style:font-weight-asian="normal"/>
    </style:style>
    <style:style style:name="P16" style:family="paragraph" style:parent-style-name="Standard">
      <style:text-properties officeooo:paragraph-rsid="001438eb"/>
    </style:style>
    <style:style style:name="P17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bbf82" style:font-weight-asian="bold" style:font-weight-complex="bold"/>
    </style:style>
    <style:style style:name="T1" style:family="text">
      <style:text-properties fo:font-size="12pt" fo:font-weight="normal" officeooo:rsid="002c03ab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d511d" style:font-size-asian="12pt" style:font-weight-asian="normal" style:font-size-complex="12pt" style:font-weight-complex="normal"/>
    </style:style>
    <style:style style:name="T3" style:family="text">
      <style:text-properties fo:font-weight="bold" officeooo:rsid="00113872" style:font-weight-asian="bold" style:font-weight-complex="bold"/>
    </style:style>
    <style:style style:name="T4" style:family="text">
      <style:text-properties fo:font-weight="bold" officeooo:rsid="001ec6f6" style:font-weight-asian="bold" style:font-weight-complex="bold"/>
    </style:style>
    <style:style style:name="T5" style:family="text">
      <style:text-properties fo:font-weight="bold" officeooo:rsid="001d737c" style:font-weight-asian="bold" style:font-weight-complex="bold"/>
    </style:style>
    <style:style style:name="T6" style:family="text">
      <style:text-properties officeooo:rsid="002d9ef3"/>
    </style:style>
    <style:style style:name="T7" style:family="text">
      <style:text-properties officeooo:rsid="001d737c"/>
    </style:style>
    <style:style style:name="T8" style:family="text">
      <style:text-properties officeooo:rsid="0019b36c"/>
    </style:style>
    <style:style style:name="T9" style:family="text">
      <style:text-properties officeooo:rsid="001d511d"/>
    </style:style>
    <style:style style:name="T10" style:family="text">
      <style:text-properties officeooo:rsid="001d7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Практическое занятие №<text:span text:style-name="T10">12</text:span></text:p>
      <text:p text:style-name="P5"/>
      <text:p text:style-name="P16"><text:span text:style-name="T5">Тема:</text:span><text:span text:style-name="T7"> </text:span><text:span text:style-name="T9">C</text:span>оставление программ в функциональном стиле в IDE PyCharm Community.</text:p>
      <text:p text:style-name="P6"/>
      <text:p text:style-name="P16"><text:span text:style-name="T5">Цель:</text:span><text:span text:style-name="T7"> </text:span>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6"/>
      <text:p text:style-name="P9">Постановка задачи №1.</text:p>
      <text:p text:style-name="P13">Организовать и вывести последовательность из 20 целых чисел, выбрать не повторяющиеся элементы, найти их количество. Элементы больше 5 увеличить в два раза.</text:p>
      <text:p text:style-name="P14"><text:s/></text:p>
      <text:p text:style-name="P9"><text:tab/><text:tab/><text:tab/><text:tab/><text:tab/><text:tab/><text:tab/></text:p>
      <text:p text:style-name="P9"><text:span text:style-name="T6">Т</text:span>екст программы:</text:p>
      <text:p text:style-name="P11"><text:tab/></text:p>
      <text:p text:style-name="P17">"""</text:p>
      <text:p text:style-name="P17">Организовать и вывести последовательность из 20 целых чисел,</text:p>
      <text:p text:style-name="P17">выбрать уникальные элементы и посчитать их количество.</text:p>
      <text:p text:style-name="P17">Если элементы больше 5, увеличить их в 2 раза.</text:p>
      <text:p text:style-name="P17">"""</text:p>
      <text:p text:style-name="P17"/>
      <text:p text:style-name="P17">import random</text:p>
      <text:p text:style-name="P17"/>
      <text:p text:style-name="P17"># Организация последовательности из 20 целых чисел</text:p>
      <text:p text:style-name="P17">numbers = [random.randint(-100, 100) for i in range(20)]</text:p>
      <text:p text:style-name="P17"/>
      <text:p text:style-name="P17"># Выбор неповторяющихся элементов и нахождение их количества</text:p>
      <text:p text:style-name="P17">unique_numbers = set(numbers)</text:p>
      <text:p text:style-name="P17">unique_number_count = len(unique_numbers)</text:p>
      <text:p text:style-name="P17"/>
      <text:p text:style-name="P17"># Увеличение элементов больше 5 в два раза</text:p>
      <text:p text:style-name="P17">double_numbers = [number * 2 if number &gt; 5 else number for number in numbers]</text:p>
      <text:p text:style-name="P17"/>
      <text:p text:style-name="P17"># Вывод результатов</text:p>
      <text:p text:style-name="P17">print("Последовательность целых чисел:", numbers)</text:p>
      <text:p text:style-name="P17">print("Неповторяющиеся элементы:", unique_numbers)</text:p>
      <text:p text:style-name="P17">print("Количество неповторяющихся элементов:", unique_number_count)</text:p>
      <text:p text:style-name="P17">print("Увеличенные в два раза элементы:", double_numbers)</text:p>
      <text:p text:style-name="P12"/>
      <text:p text:style-name="P9">Протокол работы программы:</text:p>
      <text:p text:style-name="P15"/>
      <text:p text:style-name="P6">Последовательность целых чисел: [42, 9, -54, 41, -46, -84, -23, -56, 73, 67, 36, -95, -76, 66, -4, 38, -65, -68, 9, 74]</text:p>
      <text:p text:style-name="P6">Неповторяющиеся элементы: {9, -95, 36, 38, 41, 42, -84, -76, -68, -65, 66, 67, -56, 73, -54, 74, -46, -23, -4}</text:p>
      <text:p text:style-name="P6">Количество неповторяющихся элементов: 19</text:p>
      <text:p text:style-name="P6">Увеличенные в два раза элементы: [84, 18, -54, 82, -46, -84, -23, -56, 146, 134, 72, -95, -76, 132, -4, 76, -65, -68, 18, 148]</text:p>
      <text:p text:style-name="P6"/>
      <text:p text:style-name="P10">Постановка задачи №<text:span text:style-name="T9">2.</text:span></text:p>
      <text:p text:style-name="P10"/>
      <text:p text:style-name="P4"><text:soft-page-break/>Составить генератор (yield), который переведет символы строки из верхнего регистра в нижний.</text:p>
      <text:p text:style-name="P4"/>
      <text:p text:style-name="P10"><text:span text:style-name="T6">Т</text:span>екст программы:</text:p>
      <text:p text:style-name="P10"/>
      <text:p text:style-name="P4">"""</text:p>
      <text:p text:style-name="P4">Составить генератор (yield), который переведет символы строки из верхнего</text:p>
      <text:p text:style-name="P4">регистра в нижний.</text:p>
      <text:p text:style-name="P4">"""</text:p>
      <text:p text:style-name="P4"/>
      <text:p text:style-name="P4"/>
      <text:p text:style-name="P4">def to_lower_case(string):</text:p>
      <text:p text:style-name="P4"><text:s text:c="4"/>for char in string:</text:p>
      <text:p text:style-name="P4"><text:s text:c="8"/>yield char.lower()</text:p>
      <text:p text:style-name="P4"/>
      <text:p text:style-name="P4"/>
      <text:p text:style-name="P4">string = "HELLO, WORLD!"</text:p>
      <text:p text:style-name="P4">result = [char for char in to_lower_case(string)]</text:p>
      <text:p text:style-name="P4">print("".join(result))</text:p>
      <text:p text:style-name="P4"/>
      <text:p text:style-name="P10">Протокол работы программы:</text:p>
      <text:p text:style-name="P4">hello, world!</text:p>
      <text:p text:style-name="P15"/>
      <text:p text:style-name="P7"><text:span text:style-name="T3">Вывод: </text:span><text:span text:style-name="T4"><text:s/></text:span><text:span text:style-name="T1">закрепи</text:span><text:span text:style-name="T2">л</text:span><text:span text:style-name="T1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span></text:p>
      <text:p text:style-name="P8"/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3-02-03T18:01:15.537053077</dc:date>
    <meta:editing-cycles>7</meta:editing-cycles>
    <meta:editing-duration>PT22M50S</meta:editing-duration>
    <meta:document-statistic meta:table-count="0" meta:image-count="0" meta:object-count="0" meta:page-count="2" meta:paragraph-count="48" meta:word-count="320" meta:character-count="2371" meta:non-whitespace-character-count="2074"/>
    <meta:user-defined meta:name="Поле 1"/>
    <meta:user-defined meta:name="Поле 2"/>
    <meta:user-defined meta:name="Поле 3"/>
    <meta:user-defined meta:name="Поле 4"/>
  </office:meta>
</office:document-meta>
</file>